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1609ff" officeooo:paragraph-rsid="001609ff"/>
    </style:style>
    <style:style style:name="P2" style:family="paragraph" style:parent-style-name="Standard">
      <style:paragraph-properties fo:line-height="200%" fo:text-align="center" style:justify-single-word="false"/>
      <style:text-properties style:font-name="Times New Roman" officeooo:rsid="001609ff" officeooo:paragraph-rsid="001609ff"/>
    </style:style>
    <style:style style:name="P3" style:family="paragraph" style:parent-style-name="Standard">
      <style:paragraph-properties fo:line-height="200%" fo:text-align="start" style:justify-single-word="false"/>
      <style:text-properties style:font-name="Times New Roman" officeooo:rsid="001609ff" officeooo:paragraph-rsid="001609ff"/>
    </style:style>
    <style:style style:name="T1" style:family="text">
      <style:text-properties officeooo:rsid="0016ac5b"/>
    </style:style>
    <style:style style:name="T2" style:family="text">
      <style:text-properties officeooo:rsid="0017cd87"/>
    </style:style>
    <style:style style:name="T3" style:family="text">
      <style:text-properties officeooo:rsid="001932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1">Professor Hoffman</text:p>
      <text:p text:style-name="P1">HUMI D001 50Z</text:p>
      <text:p text:style-name="P1">24 April, 2025</text:p>
      <text:p text:style-name="P2">Discussion Forum #2</text:p>
      <text:p text:style-name="P3"><text:tab/>In the article “The Shark Tank Mentality is Destroying Invention”, Jeffery Loewenstein describes how the “Shark Tank” mentality is destroying invention. What he means by this is that investors that have this mentality tend to favor products that have a viable market but have little impact on innovation. <text:span text:style-name="T1">Loewenstein goes on to explain how the right mindset to him involves a lot more patience and willingness to explore new ideas. The author uses quaternions as an example of a extremely important discovery that is not marketable on its own, but was highly impact in that it changed our fundamental understanding of electromagnetism. They then go on to note that significant inventions and innovations take significant time and that a lot of that time is spent “wandering”. This “wandering” refers to the exploration of related and unrelated ideas that may not have direct monetary value, but may be something that has a use that we haven’t come up with yet. </text:span><text:span text:style-name="T2">Loewenstein then explains how inventors can avoid this mindset by exploring new ideas and seeing the value in work that may not have any significant utility yet. They wrap up the article by comparing the “Shark Tank” investing mindset to a get rich quick scheme.</text:span></text:p>
      <text:p text:style-name="P3"><text:tab/><text:span text:style-name="T2">I agree with every point made in this article and I think the problem is getting worse. Year after year, investors seem to have shorter and shorter attention spans, and this is especially apparent in companies that rely on the creative process to sell their products. One of the most striking examples of the “Shark Tank” mentality to me comes from the video game industry, specifically regarding additional downloadable content purchasable in addition to the base game. Originally, this was used to add significant new content and innovative gameplay additions to a game after it’s launch. </text:span><text:span text:style-name="T3">Now not only have micro-transactions completely taken over in-game purchases, but many studios leave out </text:span><text:soft-page-break/><text:span text:style-name="T3">features that should be in the base game and sell it to you separately. Very few pieces of additional content released for games innovate on or improve the game, which I think highlights the authors point about investors’ preference for marketable but low impact products. I also agree with Loewenstein’s point about how “useless” inventions may just not have an apparent use yet. A great example of such an invention is the Perceptron, which was the first device that was able to learn from data. This invention is the basis for all modern machine learning methods, which currently dominate the tech mark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9:21:45.504460106</meta:creation-date>
    <dc:date>2025-04-23T20:12:12.150379414</dc:date>
    <meta:editing-duration>PT4M9S</meta:editing-duration>
    <meta:editing-cycles>1</meta:editing-cycles>
    <meta:document-statistic meta:table-count="0" meta:image-count="0" meta:object-count="0" meta:page-count="2" meta:paragraph-count="7" meta:word-count="430" meta:character-count="2604" meta:non-whitespace-character-count="2179"/>
    <meta:generator>LibreOffice/24.8.6.2$Linux_X86_64 LibreOffice_project/480$Build-2</meta:generator>
  </office:meta>
</office:document-meta>
</file>